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d40a" officeooo:paragraph-rsid="0019d4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t json </text:p>
      <text:p text:style-name="P1"/>
      <text:p text:style-name="P1">pareil pour les microdonné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8:23:07.104000000</meta:creation-date>
    <dc:date>2023-11-16T02:32:47.171000000</dc:date>
    <meta:editing-duration>PT8H9M40S</meta:editing-duration>
    <meta:editing-cycles>1</meta:editing-cycles>
    <meta:document-statistic meta:table-count="0" meta:image-count="0" meta:object-count="0" meta:page-count="1" meta:paragraph-count="2" meta:word-count="6" meta:character-count="40" meta:non-whitespace-character-count="35"/>
    <meta:generator>LibreOffice/7.6.0.3$Windows_X86_64 LibreOffice_project/69edd8b8ebc41d00b4de3915dc82f8f0fc3b6265</meta:generator>
  </office:meta>
</office:document-meta>
</file>